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ca55d"/>
    </style:style>
    <style:style style:name="P2" style:family="paragraph" style:parent-style-name="Standard">
      <style:text-properties officeooo:rsid="001ca55d" officeooo:paragraph-rsid="001ca55d"/>
    </style:style>
    <style:style style:name="P3" style:family="paragraph" style:parent-style-name="Standard">
      <style:text-properties officeooo:rsid="001d2f50" officeooo:paragraph-rsid="001d2f50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1ca55d" officeooo:paragraph-rsid="001ca55d"/>
    </style:style>
    <style:style style:name="P6" style:family="paragraph" style:parent-style-name="Standard" style:list-style-name="L2"/>
    <style:style style:name="P7" style:family="paragraph" style:parent-style-name="Standard" style:list-style-name="L3">
      <style:text-properties officeooo:paragraph-rsid="001ca55d"/>
    </style:style>
    <style:style style:name="P8" style:family="paragraph" style:parent-style-name="Standard">
      <style:text-properties officeooo:rsid="001e1c4d" officeooo:paragraph-rsid="001e1c4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ersja 1.2a, 6.1.2014</text:p>
      <text:p text:style-name="P8"/>
      <text:p text:style-name="P8">Usunięto nagłówek z pierwszych stron.</text:p>
      <text:p text:style-name="P8"/>
      <text:p text:style-name="P2">Wersja 1.2, 1.1.2014</text:p>
      <text:p text:style-name="P3"/>
      <text:p text:style-name="P3">Zmiany związane z wprowadzeniem nowej formatki pierwszej strony.</text:p>
      <text:p text:style-name="P3"/>
      <text:p text:style-name="P2">I. Wersja Word</text:p>
      <text:list xml:id="list1069566407389997179" text:style-name="L1">
        <text:list-item>
          <text:p text:style-name="P5">Usunięto pierwszą stronę z szablonu pracy.</text:p>
        </text:list-item>
        <text:list-item>
          <text:p text:style-name="P5"><text:bookmark-start text:name="__DdeLink__55_1143567625"/>Uaktualniono formatki pierwszej strony pracy mgr i projektu inż.<text:bookmark-end text:name="__DdeLink__55_1143567625"/></text:p>
        </text:list-item>
      </text:list>
      <text:p text:style-name="P2">II. Wersja LaTeX</text:p>
      <text:list xml:id="list3127899170952" text:continue-list="list1069566407389997179" text:style-name="L1">
        <text:list-item text:start-value="1">
          <text:p text:style-name="P5">Poprawiono błąd w USTAWIENIA.tex (kodowanie niezgodne z wykorzystanym)</text:p>
        </text:list-item>
        <text:list-item>
          <text:p text:style-name="P5">Usunięto formatkę pierwszej strony. Należy wykorzystywać wzór z katalogu word.</text:p>
        </text:list-item>
      </text:list>
      <text:p text:style-name="Standard"/>
      <text:p text:style-name="Standard">Wersja 1.1, 18.5.2012</text:p>
      <text:p text:style-name="Standard">Poza uwagami poniżej.</text:p>
      <text:p text:style-name="Standard">I. Wersja Word</text:p>
      <text:list xml:id="list3128655399520" text:continue-list="list3127899170952" text:style-name="L1">
        <text:list-item text:start-value="1">
          <text:p text:style-name="P4">W katalogu <text:span text:style-name="T1">word </text:span>znajduje się teraz szablon pierwszej strony dla pracy magisterskiej oraz (jak w wersji poprzedniej) dla projektu. </text:p>
        </text:list-item>
        <text:list-item>
          <text:p text:style-name="P4">Szablon Worda „projekt_inzynierski.doc” można wykorzystać także dla pracy magisterskiej po aktualizacji pierwszej strony zgodnie z 1. Sam szablon nie zmienił się od wersji 1.0.</text:p>
        </text:list-item>
        <text:list-item>
          <text:p text:style-name="P4">Studenci realizujący pracę magisterską powinni zapoznać się z zasadami procesu dyplomowania. Fragment dotyczący pracy magisterskiej umieszczono w pliku Praca.pdf w katalogu <text:span text:style-name="T1">latex</text:span>.</text:p>
          <text:p text:style-name="P4"/>
        </text:list-item>
      </text:list>
      <text:p text:style-name="Standard">II. Wersja LaTeX</text:p>
      <text:list xml:id="list3786370501976639272" text:style-name="L2">
        <text:list-item>
          <text:p text:style-name="P6">Zmieniono nazwy plików.</text:p>
        </text:list-item>
        <text:list-item>
          <text:p text:style-name="P6">Do szablonu (Rozdzialy.tex) dodano informacje o wymaganiach dla pracy magisterskiej oraz dodano poprawkę dla \subref (\protect\subref). <text:span text:style-name="T2">Poza tym ten plik nie uległ zmianie.</text:span></text:p>
        </text:list-item>
        <text:list-item>
          <text:p text:style-name="P6">PRZEORGANIZOWANO główny plik projektu ze względu na problemy z marginesami itp.:</text:p>
        </text:list-item>
      </text:list>
      <text:list xml:id="list3127840571343" text:continue-list="list3128655399520" text:style-name="L1">
        <text:list-header>
          <text:p text:style-name="P4">- dodano nową zmienną ifprojektInzynierski oraz zautomatyzowano generowanie niektórych elementów strony tytułowej,</text:p>
          <text:p text:style-name="P4">- ustawienia (pakiety, informacje o autorze itp.) przeniesiono do pliku USTAWIENIA.tex; wszystkie, poza marginesami (!)</text:p>
          <text:p text:style-name="P4">- plik PierwszaStrona.tex importuje USTAWIENIA i generuje pierwszą stronę z marginesami danymi przez \textwidth,</text:p>
          <text:p text:style-name="P4">- plik Praca.tex importuje USTAWIENIA i generuje poprawnie resztę dokumentu z marginesami ustawionymi przez pakiet anysize.</text:p>
        </text:list-header>
      </text:list>
      <text:p text:style-name="Standard"/>
      <text:p text:style-name="Standard">W przypadku importu, sugeruje się wyedytować na nowo plik USTAWIENIA.tex, skopiować Rozdziały.tex i sprawdzić efekt.</text:p>
      <text:p text:style-name="Standard"/>
      <text:p text:style-name="P1">Wersja 1.0, 28.11.2010</text:p>
      <text:list xml:id="list6589417657899666384" text:style-name="L3">
        <text:list-item>
          <text:p text:style-name="P7">Proszę zapoznać się z uwagami zawartymi w latex/Projekt_inzynierski.pdf oraz word/Praca_dyplomowa-wydruk_pdf.pdf. NIEZALEŻNIE od tego, którą wersję wybieracie.</text:p>
        </text:list-item>
        <text:list-item>
          <text:p text:style-name="P7">Pierwsza strona musi być zgodna z wydziałowym SZJK. Oficjalny wzór zamieszczono w katalogu dodatki. Wersje z udostępnionych szablonów spełniają to <text:soft-page-break/>kryterium. </text:p>
        </text:list-item>
        <text:list-item>
          <text:p text:style-name="P7">Wersję „Word” testowano w W2007 oraz OpenOffice 3.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Kawa</meta:initial-creator>
    <meta:creation-date>2010-11-28T13:00:20</meta:creation-date>
    <dc:date>2014-01-07T00:31:27.011427088</dc:date>
    <dc:creator>Jacek Kawa</dc:creator>
    <meta:editing-duration>PT5M13S</meta:editing-duration>
    <meta:editing-cycles>6</meta:editing-cycles>
    <meta:generator>LibreOffice/4.1.4.2$Linux_X86_64 LibreOffice_project/410m0$Build-2</meta:generator>
    <meta:document-statistic meta:table-count="0" meta:image-count="0" meta:object-count="0" meta:page-count="2" meta:paragraph-count="29" meta:word-count="305" meta:character-count="2259" meta:non-whitespace-character-count="1994"/>
  </office:meta>
</office:document-meta>
</file>